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size="14pt" style:font-size-asian="14pt" style:font-size-complex="14pt"/>
    </style:style>
    <style:style style:name="P2" style:parent-style-name="Standard" style:family="paragraph">
      <style:text-properties fo:font-size="14pt" style:font-size-asian="14pt" style:font-size-complex="14pt"/>
    </style:style>
    <style:style style:name="P3" style:parent-style-name="Standard" style:family="paragraph">
      <style:text-properties fo:font-size="14pt" style:font-size-asian="14pt" style:font-size-complex="14pt"/>
    </style:style>
    <style:style style:name="P4" style:parent-style-name="Standard" style:family="paragraph">
      <style:text-properties fo:font-size="14pt" style:font-size-asian="14pt" style:font-size-complex="14pt"/>
    </style:style>
    <style:style style:name="P5" style:parent-style-name="Standard" style:family="paragraph">
      <style:text-properties fo:font-size="14pt" style:font-size-asian="14pt" style:font-size-complex="14pt"/>
    </style:style>
    <style:style style:name="P6" style:parent-style-name="Standard" style:family="paragraph">
      <style:text-properties fo:font-size="16pt" style:font-size-asian="16pt" style:font-size-complex="16pt"/>
    </style:style>
    <style:style style:name="P7" style:parent-style-name="Standard" style:family="paragraph">
      <style:text-properties fo:font-size="16pt" style:font-size-asian="16pt" style:font-size-complex="16pt"/>
    </style:style>
    <style:style style:name="P8" style:parent-style-name="Standard" style:family="paragraph">
      <style:text-properties fo:font-size="14pt" style:font-size-asian="14pt" style:font-size-complex="14pt"/>
    </style:style>
    <style:style style:name="P9" style:parent-style-name="Standard" style:family="paragraph">
      <style:text-properties fo:font-size="14pt" style:font-size-asian="14pt" style:font-size-complex="14pt"/>
    </style:style>
    <style:style style:name="P10" style:parent-style-name="Standard" style:family="paragraph">
      <style:text-properties fo:font-size="14pt" style:font-size-asian="14pt" style:font-size-complex="14pt"/>
    </style:style>
    <style:style style:name="P11" style:parent-style-name="PreformattedText" style:family="paragraph">
      <style:text-properties fo:font-size="12pt" style:font-size-asian="12pt" style:font-size-complex="12pt"/>
    </style:style>
    <style:style style:name="P12" style:parent-style-name="PreformattedText" style:family="paragraph">
      <style:text-properties fo:font-size="12pt" style:font-size-asian="12pt" style:font-size-complex="12pt"/>
    </style:style>
    <style:style style:name="P13" style:parent-style-name="PreformattedText" style:family="paragraph">
      <style:text-properties fo:font-size="12pt" style:font-size-asian="12pt" style:font-size-complex="12pt"/>
    </style:style>
    <style:style style:name="P14" style:parent-style-name="PreformattedText" style:family="paragraph">
      <style:text-properties fo:font-size="12pt" style:font-size-asian="12pt" style:font-size-complex="12pt"/>
    </style:style>
    <style:style style:name="P15" style:parent-style-name="PreformattedText" style:family="paragraph">
      <style:text-properties fo:font-size="12pt" style:font-size-asian="12pt" style:font-size-complex="12pt"/>
    </style:style>
    <style:style style:name="P16" style:parent-style-name="PreformattedText" style:family="paragraph">
      <style:text-properties fo:font-size="12pt" style:font-size-asian="12pt" style:font-size-complex="12pt"/>
    </style:style>
    <style:style style:name="P17" style:parent-style-name="PreformattedText" style:family="paragraph">
      <style:text-properties fo:font-size="12pt" style:font-size-asian="12pt" style:font-size-complex="12pt"/>
    </style:style>
    <style:style style:name="P18" style:parent-style-name="PreformattedText" style:family="paragraph">
      <style:paragraph-properties fo:margin-bottom="0.1965in"/>
      <style:text-properties fo:font-size="12pt" style:font-size-asian="12pt" style:font-size-complex="12pt"/>
    </style:style>
    <style:style style:name="P19" style:parent-style-name="Standard" style:family="paragraph">
      <style:text-properties fo:font-size="14pt" style:font-size-asian="14pt" style:font-size-complex="14pt"/>
    </style:style>
    <style:style style:name="P20" style:parent-style-name="Standard" style:family="paragraph">
      <style:text-properties fo:font-size="14pt" style:font-size-asian="14pt" style:font-size-complex="14pt"/>
    </style:style>
    <style:style style:name="P21" style:parent-style-name="Standard" style:family="paragraph">
      <style:text-properties fo:font-size="15pt" style:font-size-asian="15pt" style:font-size-complex="15pt"/>
    </style:style>
    <style:style style:name="P22" style:parent-style-name="Standard" style:family="paragraph">
      <style:text-properties fo:font-size="14pt" style:font-size-asian="14pt" style:font-size-complex="14pt"/>
    </style:style>
    <style:style style:name="P23" style:parent-style-name="Standard" style:family="paragraph">
      <style:text-properties fo:font-size="14pt" style:font-size-asian="14pt" style:font-size-complex="14pt"/>
    </style:style>
    <style:style style:name="P24" style:parent-style-name="Standard" style:family="paragraph">
      <style:text-properties fo:font-size="15pt" style:font-size-asian="15pt" style:font-size-complex="15pt"/>
    </style:style>
    <style:style style:name="P25" style:parent-style-name="Standard" style:family="paragraph">
      <style:text-properties fo:font-size="15pt" style:font-size-asian="15pt" style:font-size-complex="15pt"/>
    </style:style>
    <style:style style:name="P26" style:parent-style-name="Standard" style:family="paragraph">
      <style:text-properties fo:font-size="15pt" style:font-size-asian="15pt" style:font-size-complex="15pt"/>
    </style:style>
  </office:automatic-styles>
  <office:body>
    <office:text text:use-soft-page-breaks="true">
      <text:p text:style-name="P1">Instruction on how to use web scraper for lubimyczytac.pl.</text:p>
      <text:p text:style-name="P2"/>
      <text:p text:style-name="P3">The web scraper provides a functionality of<text:s/>checking data about top 150 books by popularity on the website and download detailed data about them to database.</text:p>
      <text:p text:style-name="P4"/>
      <text:p text:style-name="P5"/>
      <text:p text:style-name="P6">Usage:</text:p>
      <text:p text:style-name="Standard"/>
      <text:p text:style-name="Standard">The project is sent with virtualbox image, that contains proper environment for running the program. To use it do following steps:</text:p>
      <text:p text:style-name="Standard"/>
      <text:p text:style-name="Standard">1. Login to osboxes.org user (password osboxes.org)</text:p>
      <text:p text:style-name="Standard">2. Go to project folder: cd WebScrapper</text:p>
      <text:p text:style-name="Standard">3. Source the virtual environment to have proper python packages available: source venv/bin/activate</text:p>
      <text:p text:style-name="Standard">4. Now you can run webscraper funnctions, run python3 ./webscraper_lubimyczytac.py -h for help.</text:p>
      <text:p text:style-name="Standard"/>
      <text:p text:style-name="Standard"/>
      <text:p text:style-name="P7">Instruction for new fedora installation:</text:p>
      <text:p text:style-name="P8"/>
      <text:p text:style-name="P9">1. Install MySQL:</text:p>
      <text:p text:style-name="P10"/>
      <text:p text:style-name="Standard">a. Update repository: sudo dnf update</text:p>
      <text:p text:style-name="Standard">b. Setup yum repository: vim /etc/yum.repos.d/mysql-community.repo</text:p>
      <text:p text:style-name="Standard"><text:tab/><text:tab/>add following lines:</text:p>
      <text:p text:style-name="P11">[mysql80-community]</text:p>
      <text:p text:style-name="P12">name=MySQL 8.0 Community Server</text:p>
      <text:p text:style-name="P13">baseurl=http://repo.mysql.com/yum/mysql-8.0-community/fc/$releasever/$basearch/</text:p>
      <text:p text:style-name="P14">enabled=1</text:p>
      <text:p text:style-name="P15">gpgcheck=0</text:p>
      <text:p text:style-name="P16"/>
      <text:p text:style-name="Standard">c. Install MySQL server: sudo dnf install mysql-community-server</text:p>
      <text:p text:style-name="P17"><text:tab/><text:tab/>sudo systemctl enable mysqld.service</text:p>
      <text:p text:style-name="P18"><text:tab/><text:tab/>sudo systemctl start mysqld.service</text:p>
      <text:p text:style-name="Standard">d. <text:s/>Get temporary root password from log file: grep 'A temporary password is generated' /var/log/mysqld.log | tail -1</text:p>
      <text:p text:style-name="Standard">e. Run installation wizard and follow steps from there: sudo mysql_secure_installation</text:p>
      <text:p text:style-name="Standard">f. Connect<text:s/>to mysql with terminal: mysql -u root -p</text:p>
      <text:p text:style-name="Standard">g. Create database for websrcrapper project: CREATE DATABASE <text:s/>webscraper_lubimyczytac;</text:p>
      <text:p text:style-name="P19"/>
      <text:p text:style-name="P20"/>
      <text:p text:style-name="P21">2. Install ChromeDriver</text:p>
      <text:p text:style-name="Standard">a. Install google chrome with<text:s/><text:span text:style-name="SourceText">sudo dnf install google-chrome-stable_current_*.rpm</text:span></text:p>
      <text:p text:style-name="Standard">b. Download new chromedriver version: wget https://chromedriver.storage.googleapis.com/78.0.3904.105/chromedriver_linux64.zip</text:p>
      <text:p text:style-name="Standard">c. Unzip: unzip chromedriver_linux64.zip</text:p>
      <text:p text:style-name="Standard">d. Copy chromedriver to proper folder: sudo cp chromedriver /usr/bin/chromedriver</text:p>
      <text:p text:style-name="Standard">e. Change owner of file<text:s/>to root: sudo chown root /usr/bin/chromedriver</text:p>
      <text:soft-page-break/>
      <text:p text:style-name="Standard">f. Add run permissions for other users: sudo chmod 755 /usr/bin/chromedriver</text:p>
      <text:p text:style-name="P22"/>
      <text:p text:style-name="P23"/>
      <text:p text:style-name="P24">3. Clone repository and install needed python packages:</text:p>
      <text:p text:style-name="P25"/>
      <text:p text:style-name="Standard">a. Clone git repository with web scrapper: git clone<text:s/><text:a xlink:href="https://github.com/Sauber59/Projekt-ETL.git" office:target-frame-name="_top" xlink:show="replace">https://github.com/Sauber5<text:bookmark-start text:name="_Hlt30704532"/><text:bookmark-start text:name="_Hlt30704533"/>9<text:bookmark-end text:name="_Hlt30704532"/><text:bookmark-end text:name="_Hlt30704533"/>/Projekt<text:bookmark-start text:name="_Hlt30704501"/><text:bookmark-start text:name="_Hlt30704502"/>-<text:bookmark-end text:name="_Hlt30704501"/><text:bookmark-end text:name="_Hlt30704502"/>ETL.</text:a><text:a xlink:href="https://github.com/danwen96/WebScrapper.git" office:target-frame-name="_top" xlink:show="replace">git</text:a></text:p>
      <text:p text:style-name="Standard">b. Go to project folder: cd WebScrapper</text:p>
      <text:p text:style-name="Standard">c. Create python3 virtual env: python3 -m venv venv</text:p>
      <text:p text:style-name="Standard">d. Activate virtual environment: source venv/bin/activate</text:p>
      <text:p text:style-name="Standard">f. Install required packages: python3 -m pip install -r requirements.txt</text:p>
      <text:p text:style-name="Standard">d. That is it, web scraper should be ready to run, you can display help on what you can do with =: python3 webscraper_lubimyczytac.py -h</text:p>
      <text:p text:style-name="P2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ourceText" style:display-name="Source Text" style:family="text">
      <style:text-properties style:font-name="Liberation Mono" style:font-name-asian="Liberation Mono" style:font-name-complex="Liberation Mono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amian Węgrzyn</dc:creator>
    <meta:creation-date>2019-11-30T19:11:00Z</meta:creation-date>
    <dc:date>2020-01-23T19:42:00Z</dc:date>
    <meta:template xlink:href="Normal.dotm" xlink:type="simple"/>
    <meta:editing-cycles>3</meta:editing-cycles>
    <meta:editing-duration>PT3780S</meta:editing-duration>
    <meta:document-statistic meta:page-count="2" meta:paragraph-count="5" meta:word-count="374" meta:character-count="2617" meta:row-count="18" meta:non-whitespace-character-count="2248"/>
  </office:meta>
</office:document-meta>
</file>